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1a779c"/>
    </style:style>
    <style:style style:name="P2" style:family="paragraph" style:parent-style-name="Horizontal_20_Line">
      <style:text-properties officeooo:paragraph-rsid="001a779c"/>
    </style:style>
    <style:style style:name="P3" style:family="paragraph" style:parent-style-name="Standard">
      <style:text-properties officeooo:paragraph-rsid="001a779c"/>
    </style:style>
    <style:style style:name="P4" style:family="paragraph" style:parent-style-name="Text_20_body">
      <style:text-properties officeooo:paragraph-rsid="001a779c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a779c"/>
    </style:style>
    <style:style style:name="P6" style:family="paragraph" style:parent-style-name="Text_20_body">
      <style:paragraph-properties fo:margin-left="0.4925in" fo:margin-right="0in" fo:margin-top="0in" fo:margin-bottom="0.0181in" style:contextual-spacing="false" fo:text-indent="0in" style:auto-text-indent="false"/>
      <style:text-properties officeooo:paragraph-rsid="001a779c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.0791in" fo:margin-bottom="0.1764in" style:contextual-spacing="false"/>
    </style:style>
    <style:style style:name="P9" style:family="paragraph" style:parent-style-name="Text_20_body" style:list-style-name="L1">
      <style:text-properties officeooo:paragraph-rsid="001a779c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1a779c"/>
    </style:style>
    <style:style style:name="P11" style:family="paragraph" style:parent-style-name="Text_20_body" style:list-style-name="L2">
      <style:text-properties officeooo:paragraph-rsid="001a779c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officeooo:paragraph-rsid="001a779c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1a779c"/>
    </style:style>
    <style:style style:name="T2" style:family="text">
      <style:text-properties style:text-position="sub 58%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Module: Spectroscopy - Rotation-Vibration Spectrum of diatomic molecules</text:span></text:h>
      <text:p text:style-name="Text_20_body"><text:span text:style-name="Strong_20_Emphasis">1. Preliminaries: Introduction to Molecular Spectroscopy</text:span></text:p>
      <text:p text:style-name="P4"><text:span text:style-name="T3">Molecular spectroscopy</text:span> is the study of the interaction of electromagnetic radiation with molecules. It provides insights into molecular structure, energy levels, and dynamics.</text:p>
      <text:p text:style-name="P4"><text:span text:style-name="Strong_20_Emphasis">Key Concepts:</text:span></text:p>
      <text:list xml:id="list3144611055" text:style-name="L1">
        <text:list-item>
          <text:p text:style-name="P9"><text:span text:style-name="Strong_20_Emphasis">Molecular Energy Levels:</text:span> Molecules have quantized energy levels corresponding to:</text:p>
          <text:list>
            <text:list-item>
              <text:p text:style-name="P10"><text:span text:style-name="Strong_20_Emphasis">Rotational energy levels</text:span> (microwave region).</text:p>
            </text:list-item>
            <text:list-item>
              <text:p text:style-name="P10"><text:span text:style-name="Strong_20_Emphasis">Vibrational energy levels</text:span> (infrared region).</text:p>
            </text:list-item>
            <text:list-item>
              <text:p text:style-name="P10"><text:span text:style-name="Strong_20_Emphasis">Electronic energy levels</text:span> (visible/UV region).</text:p>
              <text:p text:style-name="P10"/>
            </text:list-item>
          </text:list>
        </text:list-item>
        <text:list-item>
          <text:p text:style-name="P9"><text:span text:style-name="Strong_20_Emphasis">Spectral Features:</text:span></text:p>
          <text:list>
            <text:list-item>
              <text:p text:style-name="P10"><text:span text:style-name="Strong_20_Emphasis">Absorption spectra:</text:span> Molecules absorb photons of specific wavelengths corresponding to transitions between energy levels.</text:p>
            </text:list-item>
            <text:list-item>
              <text:p text:style-name="P9"><text:span text:style-name="Strong_20_Emphasis">Emission spectra:</text:span> Molecules emit photons during transitions from higher to lower energy states.</text:p>
            </text:list-item>
          </text:list>
        </text:list-item>
      </text:list>
      <text:p text:style-name="P2"/>
      <text:h text:style-name="P1" text:outline-level="4"><text:span text:style-name="Strong_20_Emphasis">Types of Spectroscopy</text:span></text:h>
      <text:list xml:id="list1464152735" text:style-name="L2">
        <text:list-item>
          <text:p text:style-name="P11"><text:span text:style-name="Strong_20_Emphasis">Rotational Spectroscopy</text:span>:</text:p>
          <text:list>
            <text:list-item>
              <text:p text:style-name="P12">Observes transitions between rotational energy levels.</text:p>
            </text:list-item>
            <text:list-item>
              <text:p text:style-name="P12">Found in the <text:span text:style-name="Strong_20_Emphasis">microwave region</text:span> of the electromagnetic spectrum.</text:p>
            </text:list-item>
            <text:list-item>
              <text:p text:style-name="P12">Requires a <text:span text:style-name="Strong_20_Emphasis">permanent dipole moment</text:span> (e.g., CO, HCl, HF). Homonuclear diatomic molecules like H<text:span text:style-name="T2">2</text:span> or N<text:span text:style-name="T2">2</text:span> are inactive in rotational spectroscopy.</text:p>
            </text:list-item>
            <text:list-item>
              <text:p text:style-name="P12">Applications: Determining molecular bond lengths, isotopic substitution effects.</text:p>
            </text:list-item>
          </text:list>
        </text:list-item>
        <text:list-item>
          <text:p text:style-name="P11"><text:span text:style-name="Strong_20_Emphasis">Vibrational Spectroscopy</text:span>:</text:p>
          <text:list>
            <text:list-item>
              <text:p text:style-name="P12">Observes transitions between vibrational energy levels.</text:p>
            </text:list-item>
            <text:list-item>
              <text:p text:style-name="P12">Found in the <text:span text:style-name="Strong_20_Emphasis">infrared (IR) region</text:span>.</text:p>
            </text:list-item>
            <text:list-item>
              <text:p text:style-name="P12">Typically involves <text:span text:style-name="Strong_20_Emphasis">diatomic or polyatomic molecules</text:span> with dipole moments.</text:p>
            </text:list-item>
            <text:list-item>
              <text:p text:style-name="P12">Vibrational modes are associated with bond stretching and bending.</text:p>
            </text:list-item>
            <text:list-item>
              <text:p text:style-name="P12">Applications: Identifying functional groups in molecules (e.g., OH, NH, CO).</text:p>
            </text:list-item>
          </text:list>
        </text:list-item>
        <text:list-item>
          <text:p text:style-name="P11"><text:span text:style-name="Strong_20_Emphasis">Electronic Spectroscopy</text:span>:</text:p>
          <text:list>
            <text:list-item>
              <text:p text:style-name="P12">Observes transitions between electronic energy levels.</text:p>
            </text:list-item>
            <text:list-item>
              <text:p text:style-name="P12">Found in the <text:span text:style-name="Strong_20_Emphasis">visible and UV regions</text:span>.</text:p>
            </text:list-item>
            <text:list-item>
              <text:p text:style-name="P12">Coupled with vibrational and rotational transitions, leading to complex spectra.</text:p>
            </text:list-item>
            <text:list-item>
              <text:p text:style-name="P11">Applications: Studying conjugated systems, metal complexes, and photochemistry.</text:p>
            </text:list-item>
          </text:list>
        </text:list-item>
      </text:list>
      <text:p text:style-name="P3"><text:span text:style-name="Strong_20_Emphasis"/></text:p>
      <text:p text:style-name="P7"/>
      <text:p text:style-name="Text_20_body"><text:span text:style-name="Strong_20_Emphasis">2. Potential Energy Curve and Wave Functions</text:span></text:p>
      <text:list xml:id="list399512542" text:style-name="L3">
        <text:list-item>
          <text:p text:style-name="P14">Explain the potential energy curve for diatomic molecules (Morse potential as an example).</text:p>
        </text:list-item>
        <text:list-item>
          <text:p text:style-name="P14">Discuss vibrational energy levels and their quantization.</text:p>
        </text:list-item>
        <text:list-item>
          <text:p text:style-name="P13"><text:soft-page-break/>Show wave functions for vibrational and rotational states.</text:p>
        </text:list-item>
      </text:list>
      <text:p text:style-name="P5"><text:span text:style-name="Strong_20_Emphasis">3. Observable Quantities</text:span></text:p>
      <text:p text:style-name="P6"><text:line-break/><text:span text:style-name="Strong_20_Emphasis">3.1 Rotational Constant (B):</text:span><text:line-break/>- Define the rotational constant and its dependence on molecular parameters.<text:line-break/>- Relation to bond length and reduced mass (B=h/8π2I).<text:line-break/><text:span text:style-name="Strong_20_Emphasis">3.2 Energy Spectrum (E</text:span><text:span text:style-name="Strong_20_Emphasis"><text:span text:style-name="T2">v,j</text:span></text:span><text:span text:style-name="Strong_20_Emphasis"><text:span text:style-name="T1">)</text:span></text:span><text:span text:style-name="Strong_20_Emphasis">:</text:span><text:line-break/>- Quantized energy levels for vibrational (v) and rotational (j) states.<text:line-break/><text:span text:style-name="Strong_20_Emphasis">3.3 Dependence of Vibrational Energy Differences (E</text:span><text:span text:style-name="Strong_20_Emphasis"><text:span text:style-name="T2">v+1</text:span></text:span><text:span text:style-name="Strong_20_Emphasis">−E</text:span><text:span text:style-name="Strong_20_Emphasis"><text:span text:style-name="T2">v</text:span></text:span><text:span text:style-name="Strong_20_Emphasis">):</text:span><text:line-break/>- Analyze the dependence of vibrational energy gaps on v.<text:line-break/><text:span text:style-name="Strong_20_Emphasis">3.4 Rotational Energy Splitting (ΔE</text:span><text:span text:style-name="Strong_20_Emphasis"><text:span text:style-name="T2">j</text:span></text:span><text:span text:style-name="Strong_20_Emphasis">):</text:span><text:line-break/>- Present ΔE<text:span text:style-name="T2">j</text:span> =(E<text:span text:style-name="T2">0,j+1</text:span>−E<text:span text:style-name="T2">0,j</text:span>)/2(j+1).<text:line-break/><text:span text:style-name="Strong_20_Emphasis">3.5 Tables of Transition Energies for R and P Branches:</text:span><text:line-break/>- Construct tables showing allowed transitions (R and P branches).<text:line-break/>- Highlight differences between experimental and theoretical values.</text:p>
      <text:p text:style-name="P8"><text:span text:style-name="Strong_20_Emphasis">4. Selection Rules</text:span></text:p>
      <text:list xml:id="list44434777" text:style-name="L4">
        <text:list-item>
          <text:p text:style-name="P16">Discuss the rotational-vibrational selection rules:<text:line-break/>Δv=±1, Δj=±1.</text:p>
        </text:list-item>
        <text:list-item>
          <text:p text:style-name="P15">Explain physical principles behind these rules (dipole moment change).</text:p>
        </text:list-item>
      </text:list>
      <text:p text:style-name="Text_20_body"><text:span text:style-name="Strong_20_Emphasis">5. IR Rotational-Vibrational Spectrum: Experimental vs. Modeled</text:span></text:p>
      <text:list xml:id="list432641846" text:style-name="L5">
        <text:list-item>
          <text:p text:style-name="P18"><text:span text:style-name="Strong_20_Emphasis">Experimental demonstration:</text:span> Show the CO spectrum from the lab experiment.</text:p>
        </text:list-item>
        <text:list-item>
          <text:p text:style-name="P18"><text:span text:style-name="Strong_20_Emphasis">Student modeling:</text:span> Guide students to calculate the spectrum using a theoretical model:</text:p>
          <text:list>
            <text:list-item>
              <text:p text:style-name="P18">Use simplified harmonic oscillator + rigid rotor approximation.</text:p>
            </text:list-item>
            <text:list-item>
              <text:p text:style-name="P18">Optionally, refine with anharmonicity or centrifugal distortion.</text:p>
            </text:list-item>
          </text:list>
        </text:list-item>
        <text:list-item>
          <text:p text:style-name="P17">Compare results: Discuss observed discrepancies and interpret them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17:46.374264853</meta:creation-date>
    <meta:editing-duration>PT1H19M19S</meta:editing-duration>
    <meta:editing-cycles>2</meta:editing-cycles>
    <meta:generator>LibreOffice/7.3.7.2$Linux_X86_64 LibreOffice_project/30$Build-2</meta:generator>
    <dc:date>2025-01-28T11:18:20.046465661</dc:date>
    <meta:document-statistic meta:table-count="0" meta:image-count="0" meta:object-count="0" meta:page-count="2" meta:paragraph-count="44" meta:word-count="453" meta:character-count="3274" meta:non-whitespace-character-count="2897"/>
  </office:meta>
</office:document-meta>
</file>